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29D000000468E42D815.png"/>
  <manifest:file-entry manifest:media-type="image/png" manifest:full-path="Pictures/1000020100000220000000F70CCFFA1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fill-color="#e6e6e6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stroke="none" svg:stroke-color="#000000" draw:fill="none" draw:fill-color="#ffffff" fo:min-height="1.02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auto-grow-width="true" fo:min-height="0.935cm" fo:min-width="2.591cm"/>
    </style:style>
    <style:style style:name="gr5" style:family="graphic" style:parent-style-name="standard">
      <style:graphic-properties draw:fill="solid" draw:fill-color="#ffe1db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7c1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2.065cm" svg:height="5.715cm" svg:x="1cm" svg:y="18.78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3.175cm" svg:height="1.27cm" svg:x="1cm" svg:y="18.78cm">
            <draw:text-box>
              <text:p>ZENOSS</text:p>
            </draw:text-box>
          </draw:frame>
        </draw:g>
        <draw:frame draw:style-name="gr3" draw:text-style-name="P1" draw:layer="layout" svg:width="14.77cm" svg:height="1.544cm" svg:x="3.375cm" svg:y="1cm">
          <draw:image xlink:href="Pictures/100002010000029D000000468E42D815.png" xlink:type="simple" xlink:show="embed" xlink:actuate="onLoad">
            <text:p/>
          </draw:image>
        </draw:frame>
        <draw:frame draw:style-name="gr4" draw:layer="layout" svg:width="3.091cm" svg:height="1.185cm" svg:x="16.959cm" svg:y="1.72cm">
          <draw:text-box>
            <text:p><text:date style:data-style-name="D1" text:date-value="2011-12-05">12/5/11</text:date></text:p>
          </draw:text-box>
        </draw:frame>
        <draw:frame draw:style-name="gr3" draw:text-style-name="P1" draw:layer="layout" svg:width="12.01cm" svg:height="5.452cm" svg:x="7.405cm" svg:y="10.788cm">
          <draw:image xlink:href="Pictures/1000020100000220000000F70CCFFA12.png" xlink:type="simple" xlink:show="embed" xlink:actuate="onLoad">
            <text:p/>
          </draw:image>
        </draw:frame>
        <draw:g>
          <draw:custom-shape draw:style-name="gr5" draw:text-style-name="P1" draw:layer="layout" svg:width="6.985cm" svg:height="5.08cm" svg:x="8.62cm" svg:y="4.81cm">
            <text:p/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  <draw:frame draw:style-name="gr2" draw:layer="layout" svg:width="3.175cm" svg:height="1.27cm" svg:x="9.89cm" svg:y="4.81cm">
            <draw:text-box>
              <text:p>Browser</text:p>
            </draw:text-box>
          </draw:frame>
        </draw:g>
        <draw:g>
          <draw:custom-shape draw:style-name="gr6" draw:text-style-name="P1" draw:layer="layout" svg:width="5.715cm" svg:height="1.905cm" svg:x="6.715cm" svg:y="19.4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layer="layout" svg:width="5.08cm" svg:height="1.27cm" svg:x="7.35cm" svg:y="20.05cm">
            <draw:text-box>
              <text:p>chManDaemon</text:p>
            </draw:text-box>
          </draw:frame>
        </draw:g>
        <draw:g>
          <draw:custom-shape draw:style-name="gr7" draw:text-style-name="P1" draw:layer="layout" svg:width="3.81cm" svg:height="1.905cm" svg:x="8.62cm" svg:y="21.9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" draw:layer="layout" svg:width="4.445cm" svg:height="1.673cm" svg:x="8.62cm" svg:y="22.187cm">
            <draw:text-box>
              <text:p>MySQL persistent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ohn fisher</meta:initial-creator>
    <meta:creation-date>2011-12-01T15:19:28</meta:creation-date>
    <dc:date>2011-12-05T09:41:24</dc:date>
    <dc:creator>john fisher</dc:creator>
    <meta:editing-duration>P3DT18H21M56S</meta:editing-duration>
    <meta:editing-cycles>3</meta:editing-cycles>
    <meta:generator>LibreOffice/3.3$Unix LibreOffice_project/330m19$Build-401</meta:generator>
    <meta:document-statistic meta:object-count="15"/>
  </office:meta>
</office:document-meta>
</file>